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8" text:continue-numbering="true" text:continue-list="list_Textarea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29" text:continue-numbering="true" text:continue-list="list_Textarea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0" text:continue-numbering="true" text:continue-list="list_Textarea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1" text:continue-numbering="true" text:continue-list="list_Textarea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2" text:continue-numbering="true" text:continue-list="list_Textarea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3" text:continue-numbering="true" text:continue-list="list_Textarea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4" text:continue-numbering="true" text:continue-list="list_Textarea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5" text:continue-numbering="true" text:continue-list="list_Textarea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6" text:continue-numbering="true" text:continue-list="list_Textarea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7" text:continue-numbering="true" text:continue-list="list_Textarea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8" text:continue-numbering="true" text:continue-list="list_Textarea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39" text:continue-numbering="true" text:continue-list="list_Textarea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0" text:continue-numbering="true" text:continue-list="list_Textarea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1" text:continue-numbering="true" text:continue-list="list_Textarea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2" text:continue-numbering="true" text:continue-list="list_Textarea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3" text:continue-numbering="true" text:continue-list="list_Textarea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4" text:continue-numbering="true" text:continue-list="list_Textarea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55" text:continue-numbering="true" text:continue-list="list_Textarea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6" text:continue-numbering="true" text:continue-list="list_Textarea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8" text:continue-numbering="true" text:continue-list="list_Textarea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59" text:continue-numbering="true" text:continue-list="list_Textarea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0" text:continue-numbering="true" text:continue-list="list_Textarea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